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Exercices</text:span><text:line-break/><text:line-break/><text:span text:style-name="Strong_20_Emphasis">Question 1</text:span><text:line-break/><text:line-break/>3x1 + 2x2 ≤ 5x3 ∧ 2x1 − 2x2 = 0<text:line-break/>3x1 + 2x2 - 5x3 ≤ 0 ∧ 2x1 − 2x2 = 0<text:line-break/><text:line-break/><text:span text:style-name="T1">Forme générale</text:span> :<text:line-break/><text:line-break/>3x1 + 2x2 - 5x3 - s1 = 0 ∧<text:line-break/>2x1 - 2x2 - s2 = 0 ∧<text:line-break/>s1 ≤ 0 ∧<text:line-break/>0 ≤ s2 ∧<text:line-break/>s2 ≤ 0<text:line-break/><text:line-break/><text:span text:style-name="T1">Application du simplexe</text:span> :<text:line-break/><text:line-break/>N={x1,x2,x3}<text:line-break/>B={s1,s2}<text:line-break/>α(x1)=0,α(x2)=0,α(x3)=0,α(s1)=0,α(s2)=0<text:line-break/><text:line-break/><text:span text:style-name="T1">Tableau</text:span><text:line-break/><text:line-break/>       x1  x2  x3<text:line-break/> s1   3    2   -5<text:line-break/> s2   2    -2   0<text:line-break/><text:line-break/>s1 ≤ 0 ∧<text:line-break/>0 ≤ s2 ∧<text:line-break/>s2 ≤ 0<text:line-break/><text:line-break/>Les variables basiques (de B) sont-elles dans leurs bornes ?<text:line-break/>Oui, donc on ne fait rien.<text:line-break/>La solution est : α(x1)=0,α(x2)=0,α(x3)=0<text:line-break/><text:line-break/><text:span text:style-name="Strong_20_Emphasis">Question 2</text:span><text:line-break/><text:line-break/>3x + y ≤ 3 ∧ x + y ≥ 1 ∧ x − y ≥ − 2<text:line-break/> <text:line-break/><text:span text:style-name="T1">Forme générale</text:span> :<text:line-break/> <text:line-break/>3x + y - s1 = 0 ∧<text:line-break/>x + y - s2 =0 ∧<text:line-break/>x - y - s3 = 0 ∧<text:line-break/>s1 &lt;= 3 ∧<text:line-break/>s2 ≥ 1 ∧<text:line-break/>s3 ≥ -2 <text:line-break/><text:line-break/><text:span text:style-name="T1">Application du simplexe</text:span> :<text:line-break/><text:line-break/>N = {x,y}<text:line-break/>B={s1,s2,s3}<text:line-break/>α(x)=0,α(y)=0,α(s1)=0,α(s2)=0,α(s3)=0<text:line-break/> <text:line-break/><text:span text:style-name="T1">Tableau :</text:span></text:p>
      <text:list xml:id="list2631437361" text:style-name="L1">
        <text:list-item>
          <text:list>
            <text:list-item>
              <text:list>
                <text:list-item>
                  <text:p text:style-name="P2"/>
                </text:list-item>
              </text:list>
            </text:list-item>
          </text:list>
        </text:list-item>
      </text:list>
      <text:p text:style-name="Text_20_body">      x      y<text:line-break/>s1   3     1<text:line-break/>s2   1     1<text:line-break/>s3   1    -1<text:line-break/><text:line-break/>s1 ≤ 3 ∧<text:line-break/>s2 ≥ 1 ∧<text:line-break/>s3 ≥ -2 <text:line-break/><text:line-break/>Les bornes des si ?<text:line-break/>s2 n'est pas dans sa borne.<text:line-break/>s2 doit être augmenté de 1 pour être dans sa borne (inférieure).<text:line-break/>Pivot avec x : on doit augmenter x de 1 (θ = 1).<text:line-break/><text:line-break/>s2=x+y =&gt; x = s2 - y<text:line-break/>s1 = 3(s2 - y) + y = 3s2 - 2y<text:line-break/>s3 = s2 -2y<text:line-break/><text:line-break/><text:span text:style-name="T1">Tableau</text:span> :<text:line-break/>    <text:line-break/>      s2      y<text:line-break/>s1   3     -2<text:line-break/>x     1     -1<text:line-break/>s3   1     -2<text:line-break/><text:line-break/>α(s2)=1,α(x)=1,α(y)=0,α(s1)=3,α(s3)=1<text:line-break/><text:line-break/>Les bornes des si ?<text:line-break/>Solution : α(x)=1,α(y)=0<text:line-break/><text:line-break/><text:span text:style-name="Strong_20_Emphasis">Question 3</text:span><text:line-break/><text:line-break/>3x + y ≤ 3 ∧ x + 2y ≥ 2 ∧ x − y ≥ − 2<text:line-break/><text:line-break/><text:span text:style-name="T1">Forme générale</text:span> :<text:line-break/><text:line-break/>3x + y - s1 = 0 ∧<text:line-break/>x + 2y - s2 = 0 ∧<text:line-break/>x − y - s3 = 0 ∧<text:line-break/>s1 ≤ 3 ∧<text:line-break/>s2 ≥ 2 ∧<text:line-break/>s3 ≥ -2<text:line-break/><text:line-break/><text:span text:style-name="T1">Application du simplexe</text:span> :<text:line-break/><text:line-break/>N = {x,y}<text:line-break/>B={s1,s2,s3}<text:line-break/>α(x)=0,α(y)=0,α(s1)=0,α(s2)=0,α(s3)=0<text:line-break/> <text:line-break/><text:span text:style-name="T1">Tableau</text:span> :</text:p>
      <text:list xml:id="list92185523" text:style-name="L2">
        <text:list-item>
          <text:list>
            <text:list-item>
              <text:list>
                <text:list-item>
                  <text:p text:style-name="P3"/>
                </text:list-item>
              </text:list>
            </text:list-item>
          </text:list>
        </text:list-item>
      </text:list>
      <text:p text:style-name="Text_20_body">      x      y<text:line-break/>s1   3     1<text:line-break/>s2   1     2<text:line-break/>s3   1    -1<text:line-break/><text:line-break/>s1 ≤ 3 ∧<text:line-break/>s2 ≥ 2 ∧<text:line-break/>s3 ≥ -2<text:line-break/><text:line-break/>Bornes des si ?<text:line-break/>s2 n'est pas dans sa borne.<text:line-break/>Il doit être augmenté de 2.<text:line-break/>Pivot avec x : x doit être augmenté de 2.<text:line-break/>s2 = x + 2y &lt;=&gt; x = s2 - 2y<text:line-break/>s1 = 3x+y &lt;=&gt; s1 = 3s2 -5y <text:line-break/>s3 = x - y &lt;=&gt; s3 = s2 -3y<text:line-break/><text:line-break/><text:span text:style-name="T1">Tableau</text:span> :<text:line-break/>    </text:p>
      <text:list xml:id="list2223175420" text:style-name="L3">
        <text:list-item>
          <text:p text:style-name="P4">  s2     y</text:p>
        </text:list-item>
      </text:list>
      <text:p text:style-name="Text_20_body">s1    3    -5<text:line-break/>x      1    -2<text:line-break/>s3    1    -3<text:line-break/><text:line-break/>α(x)=2,α(s2)=2,α(y)=0,α(s1)=6,α(s3)=2<text:line-break/><text:line-break/>Bornes des si ?<text:line-break/>s1 n'est pas dans sa borne.<text:line-break/>Il doit être abaissé de 3.<text:line-break/>Pivot avec y : on doit augmenter y de ?<text:line-break/>θ = (3-6)/(-5)=3/5<text:line-break/>s1 = 3s2-5y &lt;=&gt;  y = 3/5s2 - 1/5s1<text:line-break/>x=s2-2y &lt;=&gt; x = s2-(6/5)s2 + (2/5)s1  = -1/5 s2 + 2/5s1<text:line-break/>s3=s2-3y &lt;=&gt; s3 = s2 - 9/5s2 + 3/5s1 = -4/5s2 + 3/5s1<text:line-break/><text:line-break/><text:span text:style-name="T1">Tableau</text:span> :<text:line-break/><text:line-break/>      s2       s1<text:line-break/>y    3/5    -1/5<text:line-break/>x    -1/5    2/5<text:line-break/>s3   -4/5   3/5<text:line-break/><text:line-break/>α(s1)=3,α(y)=3/5,α(s2)=2,α(x)=2-6/5 = 4/5,α(s3) = 2 - 9/5 = 1/5<text:line-break/><text:line-break/>Bornes des si ?<text:line-break/>Tout le monde est dans ses bornes.<text:line-break/>s1 ≤ 3 ∧<text:line-break/>s2 ≥ 2 ∧<text:line-break/>s3 ≥ -2<text:line-break/><text:line-break/>Solution : α(x) = 4/5,α(y)=3/5.<text:line-break/><text:line-break/></text:p>
      <text:list xml:id="list4272056104" text:style-name="L4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8438a0ef63598e3c94ebd85b829d71c46f2a503</dc:title>
    <meta:initial-creator>Etherpad</meta:initial-creator>
    <dc:creator>Etherpad</dc:creator>
    <meta:document-statistic meta:table-count="0" meta:image-count="0" meta:object-count="0" meta:page-count="1" meta:paragraph-count="8" meta:word-count="556" meta:character-count="2386" meta:non-whitespace-character-count="1612"/>
    <meta:generator>LibreOffice/6.2.8.2$Linux_X86_64 LibreOffice_project/20$Build-2</meta:generator>
    <meta:user-defined meta:name=""/>
  </office:meta>
</office:document-meta>
</file>